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c20d" officeooo:paragraph-rsid="001dc20d"/>
    </style:style>
    <style:style style:name="P2" style:family="paragraph" style:parent-style-name="Standard">
      <style:paragraph-properties fo:text-align="center" style:justify-single-word="false"/>
      <style:text-properties officeooo:rsid="001dc20d" officeooo:paragraph-rsid="001dc20d"/>
    </style:style>
    <style:style style:name="P3" style:family="paragraph" style:parent-style-name="Standard">
      <style:text-properties fo:font-style="italic" officeooo:rsid="001dc20d" officeooo:paragraph-rsid="001dc20d" style:font-style-asian="italic" style:font-style-complex="italic"/>
    </style:style>
    <style:style style:name="P4" style:family="paragraph" style:parent-style-name="Standard">
      <style:text-properties officeooo:rsid="000c17c4" officeooo:paragraph-rsid="001dc20d"/>
    </style:style>
    <style:style style:name="P5" style:family="paragraph" style:parent-style-name="Standard">
      <style:text-properties officeooo:rsid="000c17c4" officeooo:paragraph-rsid="001f016f"/>
    </style:style>
    <style:style style:name="P6" style:family="paragraph" style:parent-style-name="Standard">
      <style:text-properties officeooo:rsid="000c17c4" officeooo:paragraph-rsid="00202289"/>
    </style:style>
    <style:style style:name="P7" style:family="paragraph" style:parent-style-name="Standard">
      <style:text-properties officeooo:rsid="000c17c4" officeooo:paragraph-rsid="0020cfad"/>
    </style:style>
    <style:style style:name="P8" style:family="paragraph" style:parent-style-name="Standard">
      <style:text-properties officeooo:rsid="000c17c4" officeooo:paragraph-rsid="0023bf32"/>
    </style:style>
    <style:style style:name="P9" style:family="paragraph" style:parent-style-name="Standard">
      <style:text-properties officeooo:rsid="000c17c4" officeooo:paragraph-rsid="0023aec9"/>
    </style:style>
    <style:style style:name="P10" style:family="paragraph" style:parent-style-name="Standard">
      <style:text-properties officeooo:rsid="000d7455" officeooo:paragraph-rsid="001dc20d"/>
    </style:style>
    <style:style style:name="P11" style:family="paragraph" style:parent-style-name="Standard">
      <style:text-properties officeooo:rsid="000d7455" officeooo:paragraph-rsid="0020cfad"/>
    </style:style>
    <style:style style:name="P12" style:family="paragraph" style:parent-style-name="Standard">
      <style:text-properties officeooo:rsid="00202289" officeooo:paragraph-rsid="00202289"/>
    </style:style>
    <style:style style:name="P13" style:family="paragraph" style:parent-style-name="Standard">
      <style:text-properties officeooo:rsid="0020cfad" officeooo:paragraph-rsid="0020cfad"/>
    </style:style>
    <style:style style:name="P14" style:family="paragraph" style:parent-style-name="Standard">
      <style:text-properties officeooo:rsid="0023aec9" officeooo:paragraph-rsid="0023aec9"/>
    </style:style>
    <style:style style:name="P15" style:family="paragraph" style:parent-style-name="Standard">
      <style:text-properties officeooo:rsid="0023bf32" officeooo:paragraph-rsid="0023bf32"/>
    </style:style>
    <style:style style:name="P16" style:family="paragraph" style:parent-style-name="Standard">
      <style:text-properties officeooo:rsid="0025be73" officeooo:paragraph-rsid="0025be73"/>
    </style:style>
    <style:style style:name="T1" style:family="text">
      <style:text-properties officeooo:rsid="001dc20d"/>
    </style:style>
    <style:style style:name="T2" style:family="text">
      <style:text-properties officeooo:rsid="000d7455"/>
    </style:style>
    <style:style style:name="T3" style:family="text">
      <style:text-properties style:text-position="sub 58%"/>
    </style:style>
    <style:style style:name="T4" style:family="text">
      <style:text-properties officeooo:rsid="001f016f"/>
    </style:style>
    <style:style style:name="T5" style:family="text">
      <style:text-properties officeooo:rsid="00202289"/>
    </style:style>
    <style:style style:name="T6" style:family="text">
      <style:text-properties officeooo:rsid="0020cfad"/>
    </style:style>
    <style:style style:name="T7" style:family="text">
      <style:text-properties officeooo:rsid="0023bf32"/>
    </style:style>
    <style:style style:name="T8" style:family="text">
      <style:text-properties officeooo:rsid="0025b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">Rooted </text:span>Binary Trees</text:p>
      <text:p text:style-name="P2">by Sven Nilsen, 2019</text:p>
      <text:p text:style-name="P1"/>
      <text:p text:style-name="P3">In this paper I formalize <text:span text:style-name="T6">rooted </text:span>binary trees in path semantics.</text:p>
      <text:p text:style-name="P4"/>
      <text:p text:style-name="P13">A rooted binary tree is a binary tree where there exists a function `root`:</text:p>
      <text:p text:style-name="P7"/>
      <text:p text:style-name="P11"><text:tab/>root : binary_tree → <text:span text:style-name="T1">bool</text:span></text:p>
      <text:p text:style-name="P11"><text:tab/><text:span text:style-name="T7">root(a) = parent(a) == a</text:span></text:p>
      <text:p text:style-name="P7"/>
      <text:p text:style-name="P14">Th<text:span text:style-name="T7">e</text:span> `root` <text:span text:style-name="T7">is a node which parent is itself.</text:span></text:p>
      <text:p text:style-name="P9"/>
      <text:p text:style-name="P12">The parent of a binary tree <text:span text:style-name="T7">is defined as following:</text:span></text:p>
      <text:p text:style-name="P5"/>
      <text:p text:style-name="P6"><text:tab/><text:span text:style-name="T2">parent : binary_tree → branch</text:span></text:p>
      <text:p text:style-name="P8"><text:tab/><text:span text:style-name="T4">parent(a) = has_parent := ∃ x { left(x) == a ∨ right(x) == a }</text:span></text:p>
      <text:p text:style-name="P6"><text:tab/><text:tab/> <text:s text:c="6"/><text:span text:style-name="T5">if has_parent { why(has_parent) } else { a }</text:span></text:p>
      <text:p text:style-name="P10"/>
      <text:p text:style-name="P15">Here, the `why` function uses the secret-notation from the language Dyon. This can be thought of as extracting the `x` for which left or right child is the node.</text:p>
      <text:p text:style-name="P15"/>
      <text:p text:style-name="P15">An alternative definition using a loop which returns `opt[binary_tree]`:</text:p>
      <text:p text:style-name="P15"/>
      <text:p text:style-name="P8"><text:tab/><text:span text:style-name="T2">parent : binary_tree → branch</text:span></text:p>
      <text:p text:style-name="P8"><text:tab/><text:span text:style-name="T4">parent(a) = parent := argany x { left(x) == a || right(x) == a }</text:span></text:p>
      <text:p text:style-name="P8"><text:tab/><text:tab/> <text:s text:c="6"/><text:span text:style-name="T5">if let some(x) = parent { x } else { a }</text:span></text:p>
      <text:p text:style-name="P10"/>
      <text:p text:style-name="P1">Since `parent` constrained to roots is the identity function</text:p>
      <text:p text:style-name="P1"/>
      <text:p text:style-name="P1"><text:tab/><text:span text:style-name="T2">parent{root} </text:span>&lt;<text:span text:style-name="T2">=&gt; id</text:span></text:p>
      <text:p text:style-name="P1"><text:tab/><text:span text:style-name="T2">parent{root} </text:span>&lt;<text:span text:style-name="T2">=&gt; id</text:span><text:span text:style-name="T3">T</text:span></text:p>
      <text:p text:style-name="P1"/>
      <text:p text:style-name="P14">What can be said about `T` is that it must be a `root`, since `id` returns the input, which is a `root`. However, `parent` returns only branches, so <text:span text:style-name="T8">since `id` returns the input, the input must be a `branch`:</text:span></text:p>
      <text:p text:style-name="P1"/>
      <text:p text:style-name="P1"><text:tab/>T &lt;=&gt; root ∧ branch</text:p>
      <text:p text:style-name="P1"/>
      <text:p text:style-name="P1"><text:tab/>id : T → T</text:p>
      <text:p text:style-name="P1"/>
      <text:p text:style-name="P16">This means that if a node is a root, is also a branch:</text:p>
      <text:p text:style-name="P16"/>
      <text:p text:style-name="P16"><text:tab/>root =&gt; branch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7:06:00.087739000</meta:creation-date>
    <dc:date>2019-09-03T22:12:07.066326000</dc:date>
    <meta:editing-duration>PT2M11S</meta:editing-duration>
    <meta:editing-cycles>1</meta:editing-cycles>
    <meta:document-statistic meta:table-count="0" meta:image-count="0" meta:object-count="0" meta:page-count="1" meta:paragraph-count="24" meta:word-count="240" meta:character-count="1257" meta:non-whitespace-character-count="1012"/>
    <meta:generator>LibreOffice/5.1.2.2$MacOSX_X86_64 LibreOffice_project/d3bf12ecb743fc0d20e0be0c58ca359301eb705f</meta:generator>
  </office:meta>
</office:document-meta>
</file>